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 Neue" svg:font-family="'Helvetica Neue'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7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d9b1c" officeooo:paragraph-rsid="001d9b1c" fo:background-color="transparent"/>
    </style:style>
    <style:style style:name="P10" style:family="paragraph" style:parent-style-name="Table_20_Contents">
      <style:text-properties officeooo:rsid="001a5680" officeooo:paragraph-rsid="00273a9f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2" style:family="paragraph" style:parent-style-name="Table_20_Contents">
      <style:text-properties officeooo:rsid="002818bb" officeooo:paragraph-rsid="002818bb"/>
    </style:style>
    <style:style style:name="P13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14" style:family="paragraph" style:parent-style-name="Table_20_Contents">
      <style:text-properties officeooo:paragraph-rsid="002f0179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P1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b00fc"/>
    </style:style>
    <style:style style:name="P1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P18" style:family="paragraph" style:parent-style-name="Table_20_Contents">
      <style:text-properties officeooo:paragraph-rsid="003629b5" fo:background-color="transparent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 style:list-style-name="L11">
      <style:text-properties officeooo:rsid="001d9b1c" officeooo:paragraph-rsid="003a0330"/>
    </style:style>
    <style:style style:name="P21" style:family="paragraph" style:parent-style-name="Table_20_Contents" style:list-style-name="L10">
      <style:text-properties fo:font-size="9pt" officeooo:rsid="003a0330" officeooo:paragraph-rsid="003a0330" style:font-size-asian="9pt" style:font-size-complex="9pt"/>
    </style:style>
    <style:style style:name="P22" style:family="paragraph" style:parent-style-name="Table_20_Contents" style:list-style-name="L10">
      <style:text-properties fo:font-size="9pt" officeooo:paragraph-rsid="003a0330" style:font-size-asian="9pt" style:font-size-complex="9pt"/>
    </style:style>
    <style:style style:name="P23" style:family="paragraph" style:parent-style-name="Footer">
      <style:text-properties officeooo:rsid="003b00fc" officeooo:paragraph-rsid="003b00f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238c1" fo:background-color="transparent" loext:char-shading-value="0"/>
    </style:style>
    <style:style style:name="T12" style:family="text">
      <style:text-properties officeooo:rsid="003629b5" fo:background-color="transparent" loext:char-shading-value="0"/>
    </style:style>
    <style:style style:name="T13" style:family="text">
      <style:text-properties officeooo:rsid="0038e521" fo:background-color="transparent" loext:char-shading-value="0"/>
    </style:style>
    <style:style style:name="T14" style:family="text">
      <style:text-properties officeooo:rsid="003a0330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f6111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88118"/>
    </style:style>
    <style:style style:name="T24" style:family="text">
      <style:text-properties officeooo:rsid="002d3e6e"/>
    </style:style>
    <style:style style:name="T25" style:family="text">
      <style:text-properties officeooo:rsid="002f0179"/>
    </style:style>
    <style:style style:name="T26" style:family="text">
      <style:text-properties officeooo:rsid="002f3695"/>
    </style:style>
    <style:style style:name="T27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8" style:family="text">
      <style:text-properties officeooo:rsid="003238c1"/>
    </style:style>
    <style:style style:name="T29" style:family="text">
      <style:text-properties officeooo:rsid="003629b5"/>
    </style:style>
    <style:style style:name="T30" style:family="text">
      <style:text-properties officeooo:rsid="0038e521"/>
    </style:style>
    <style:style style:name="T31" style:family="text">
      <style:text-properties officeooo:rsid="003a0330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officeooo:rsid="003a0330" style:font-size-asian="9pt" style:font-size-complex="9pt"/>
    </style:style>
    <style:style style:name="T34" style:family="text">
      <style:text-properties officeooo:rsid="003cb68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8">sp. zn. </text:span>#4556, <text:span text:style-name="T26">#5722</text:span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3">Zadavatel</text:span><text:span text:style-name="T6">:</text:span></text:p>
          </table:table-cell>
          <table:table-cell table:style-name="Tabulka1.A1" office:value-type="string">
            <text:p text:style-name="P11"><text:span text:style-name="T3">Česká pirátská strana, </text:span>organizační složka: <text:span text:style-name="T16">Personální odbor</text:span></text:p>
            <text:p text:style-name="P11">z<text:span text:style-name="T15">a</text:span>st<text:span text:style-name="T15">o</text:span>up<text:span text:style-name="T15">ena</text:span>: <text:span text:style-name="T22">Bc. Jan Novák</text:span>, <text:tab/>e-mail: 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13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8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15">Jméno</text:span>: <text:span text:style-name="T27">Markéta Gregorová</text:span></text:p>
            <text:p text:style-name="P19"><text:span text:style-name="T20">ročník</text:span>: <text:span text:style-name="T19">1993</text:span> <text:s text:c="2"/><text:span text:style-name="T18">bydliště: </text:span><text:span text:style-name="T27">Tetčice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list xml:id="list8075362608301452029" text:style-name="L11">
              <text:list-item>
                <text:p text:style-name="P20">Krajský koordinátor dobrovolníků</text:p>
              </text:list-item>
              <text:list-item>
                <text:p text:style-name="P20"><text:span text:style-name="T29">Volební manažer </text:span>pro <text:span text:style-name="T29">Jihomoravský kraj</text:span></text:p>
              </text:list-item>
            </text:list>
            <text:list xml:id="list1785423167906213863" text:style-name="L10">
              <text:list-item>
                <text:list>
                  <text:list-item>
                    <text:p text:style-name="P22"><text:span text:style-name="T31">Příprava, plánování a vedení předvolební kampaně</text:span></text:p>
                  </text:list-item>
                  <text:list-item>
                    <text:p text:style-name="P21">Vedení rozpočtu, čerpání rozpočtovaných prostředků, vyúčtování kampaně</text:p>
                  </text:list-item>
                  <text:list-item>
                    <text:p text:style-name="P21">Objednávky médií</text:p>
                  </text:list-item>
                  <text:list-item>
                    <text:p text:style-name="P21">Svolávání a vedení volebních štábů</text:p>
                  </text:list-item>
                  <text:list-item>
                    <text:p text:style-name="P21">Koordinace volebního týmu</text:p>
                  </text:list-item>
                  <text:list-item>
                    <text:p text:style-name="P21">Organizace předvolebních setkání a dalších akcí v rámci předvolební kampaně</text:p>
                  </text:list-item>
                  <text:list-item>
                    <text:p text:style-name="P21">Koordinace přípravy textových podkladů kampaně (tiskové výstupy, web, soc. média a j.)</text:p>
                  </text:list-item>
                  <text:list-item>
                    <text:p text:style-name="P21">Vyhodnocení kampaně včetně přípravy závěrečné finanční zprávy</text:p>
                  </text:list-item>
                  <text:list-item>
                    <text:p text:style-name="P21">Finanční řízení kampaně v souladu s pravidly hospodaření Pirátské strany</text:p>
                  </text:list-item>
                </text:list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7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34">40</text:span>h <text:span text:style-name="T16">týdně </text:span>(slovy: <text:span text:style-name="T34">čtyřicet</text:span>hodin)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Smluvní typ</text:span>:</text:p>
          </table:table-cell>
          <table:table-cell table:style-name="Tabulka1.A1" office:value-type="string">
            <text:p text:style-name="P12">DP<text:span text:style-name="T30">Č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Místo plnění</text:span>:</text:p>
          </table:table-cell>
          <table:table-cell table:style-name="Tabulka1.A1" office:value-type="string">
            <text:p text:style-name="P9">Česká republika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Odměna</text:span>:</text:p>
          </table:table-cell>
          <table:table-cell table:style-name="Tabulka1.A1" office:value-type="string">
            <text:p text:style-name="P14"><text:span text:style-name="T9">• paušální odměna </text:span><text:span text:style-name="T12">23</text:span><text:span text:style-name="T11">000</text:span><text:span text:style-name="T7"> Kč </text:span><text:span text:style-name="T14">(dvacettřitisíckč)</text:span></text:p>
            <text:p text:style-name="P18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Termín provedení</text:span>:</text:p>
          </table:table-cell>
          <table:table-cell table:style-name="Tabulka1.A1" office:value-type="string">
            <text:p text:style-name="P10"><text:s/><text:span text:style-name="T21">Od 04-09-2017 do 31-10-2017</text:span></text:p>
          </table:table-cell>
        </table:table-row>
      </table:table>
      <text:p text:style-name="P6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6">Praze</text:span> dne <text:span text:style-name="T30">04-09-2017</text:span></text:p>
      <text:p text:style-name="P5">Za zadavatele: <text:tab/><text:tab/><text:tab/>Za dodavatele: </text:p>
      <text:p text:style-name="P16"><text:span text:style-name="T10">Vladislav Tobias Esner</text:span><text:span text:style-name="T9"><text:tab/><text:tab/></text:span><text:span text:style-name="T13">Markéta Gregorová</text:span></text:p>
      <text:p text:style-name="P16"><text:span text:style-name="T13"/></text:p>
      <text:p text:style-name="P17"><text:span text:style-name="T15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Helvetica Neue" svg:font-family="'Helvetica Neue'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text-properties officeooo:rsid="003b00fc" officeooo:paragraph-rsid="003b00fc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58cm" fo:margin-bottom="0.87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005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2">Tel. +420 <text:s text:c="2"/>778 702 713 • Web http://www.pirati.cz • E-mail info@pirati.cz • IČO 71339698</text:p>
        <text:p text:style-name="MP2">Transparentní účty: Volební: 2901172853/2010, Zvláštní: 2200623578/2010,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06T12:54:28.929880919</dc:date>
    <meta:editing-cycles>124</meta:editing-cycles>
    <meta:editing-duration>P24DT13H52M7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43" meta:word-count="262" meta:character-count="1930" meta:non-whitespace-character-count="1706"/>
    <meta:user-defined meta:name="Informace 1"/>
    <meta:user-defined meta:name="Informace 2"/>
    <meta:user-defined meta:name="Informace 3"/>
    <meta:user-defined meta:name="Informace 4"/>
  </office:meta>
</office:document-meta>
</file>